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number text:level="1" style:num-suffix="." style:num-format="1" text:start-value="4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">
      <text:list-level-style-number text:level="1" style:num-suffix="." style:num-format="1" text:start-value="6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number text:level="1" style:num-suffix="." style:num-format="1" text:start-value="10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5">
      <text:list-level-style-number text:level="1" style:num-suffix="." style:num-format="1" text:start-value="15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6">
      <text:list-level-style-number text:level="1" style:num-suffix="." style:num-format="1" text:start-value="20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2" style:master-page-name="MP0" style:family="paragraph">
      <style:paragraph-properties fo:break-before="page" fo:text-align="center"/>
    </style:style>
    <style:style style:name="T2" style:parent-style-name="StrongEmphasis" style:family="text">
      <style:text-properties style:font-name="Times New Roman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3" style:parent-style-name="StrongEmphasis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4" style:parent-style-name="Textbody" style:family="paragraph">
      <style:paragraph-properties fo:margin-bottom="0in"/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5" style:parent-style-name="Textbody" style:family="paragraph">
      <style:paragraph-properties fo:margin-bottom="0in" fo:margin-left="0.4909in">
        <style:tab-stops/>
      </style:paragraph-properties>
      <style:text-properties style:font-name="Times New Roman" fo:font-size="11pt" style:font-size-asian="11pt" style:font-size-complex="11pt"/>
    </style:style>
    <style:style style:name="P6" style:parent-style-name="Textbody" style:family="paragraph">
      <style:paragraph-properties fo:margin-bottom="0in" fo:margin-left="0.4909in">
        <style:tab-stops/>
      </style:paragraph-properties>
      <style:text-properties style:font-name="Times New Roman" fo:font-size="11pt" style:font-size-asian="11pt" style:font-size-complex="11pt"/>
    </style:style>
    <style:style style:name="P7" style:parent-style-name="Textbody" style:family="paragraph">
      <style:paragraph-properties fo:margin-bottom="0in" fo:margin-left="0.4909in">
        <style:tab-stops/>
      </style:paragraph-properties>
      <style:text-properties style:font-name="Times New Roman" fo:font-size="11pt" style:font-size-asian="11pt" style:font-size-complex="11pt"/>
    </style:style>
    <style:style style:name="P8" style:parent-style-name="Textbody" style:family="paragraph">
      <style:paragraph-properties fo:margin-bottom="0in" fo:margin-left="0.4909in">
        <style:tab-stops/>
      </style:paragraph-properties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9" style:parent-style-name="Textbody" style:family="paragraph">
      <style:paragraph-properties fo:margin-bottom="0in"/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10" style:parent-style-name="Textbody" style:family="paragraph">
      <style:paragraph-properties fo:margin-bottom="0in" fo:margin-left="0.4909in">
        <style:tab-stops/>
      </style:paragraph-properties>
      <style:text-properties style:font-name="Times New Roman" fo:font-size="11pt" style:font-size-asian="11pt" style:font-size-complex="11pt"/>
    </style:style>
    <style:style style:name="P11" style:parent-style-name="Textbody" style:family="paragraph">
      <style:paragraph-properties fo:margin-bottom="0in" fo:margin-left="0.4909in">
        <style:tab-stops/>
      </style:paragraph-properties>
      <style:text-properties style:font-name="Times New Roman" fo:font-size="11pt" style:font-size-asian="11pt" style:font-size-complex="11pt"/>
    </style:style>
    <style:style style:name="P12" style:parent-style-name="Textbody" style:family="paragraph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13" style:parent-style-name="Textbody" style:family="paragraph">
      <style:paragraph-properties fo:margin-left="0.4909in">
        <style:tab-stops/>
      </style:paragraph-properties>
      <style:text-properties style:font-name="Times New Roman" fo:font-size="11pt" style:font-size-asian="11pt" style:font-size-complex="11pt"/>
    </style:style>
    <style:style style:name="P14" style:parent-style-name="Textbody" style:family="paragraph">
      <style:paragraph-properties fo:margin-left="0.4909in">
        <style:tab-stops/>
      </style:paragraph-properties>
      <style:text-properties style:font-name="Times New Roman" fo:font-size="11pt" style:font-size-asian="11pt" style:font-size-complex="11pt"/>
    </style:style>
    <style:style style:name="P15" style:parent-style-name="HorizontalLine" style:family="paragraph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16" style:parent-style-name="StrongEmphasis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17" style:parent-style-name="Textbody" style:family="paragraph">
      <style:paragraph-properties fo:margin-bottom="0in"/>
    </style:style>
    <style:style style:name="T18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19" style:parent-style-name="SourceTex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20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21" style:parent-style-name="Textbody" style:family="paragraph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22" style:parent-style-name="HorizontalLine" style:family="paragraph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23" style:parent-style-name="StrongEmphasis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24" style:parent-style-name="Textbody" style:family="paragraph">
      <style:paragraph-properties fo:margin-bottom="0in"/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25" style:parent-style-name="Textbody" style:family="paragraph">
      <style:paragraph-properties fo:margin-bottom="0in" fo:margin-left="0.4909in">
        <style:tab-stops/>
      </style:paragraph-properties>
      <style:text-properties style:font-name="Times New Roman" fo:font-size="11pt" style:font-size-asian="11pt" style:font-size-complex="11pt"/>
    </style:style>
    <style:style style:name="P26" style:parent-style-name="Textbody" style:family="paragraph">
      <style:paragraph-properties fo:margin-bottom="0in"/>
    </style:style>
    <style:style style:name="T27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28" style:parent-style-name="SourceTex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29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30" style:parent-style-name="Textbody" style:family="paragraph">
      <style:paragraph-properties fo:margin-bottom="0in" fo:margin-left="0.4909in">
        <style:tab-stops/>
      </style:paragraph-properties>
    </style:style>
    <style:style style:name="T31" style:parent-style-name="DefaultParagraphFont" style:family="text">
      <style:text-properties style:font-name="Times New Roman" fo:font-size="11pt" style:font-size-asian="11pt" style:font-size-complex="11pt"/>
    </style:style>
    <style:style style:name="P32" style:parent-style-name="Textbody" style:family="paragraph">
      <style:paragraph-properties fo:margin-bottom="0in"/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33" style:parent-style-name="Textbody" style:family="paragraph">
      <style:paragraph-properties fo:margin-bottom="0in" fo:margin-left="0.4909in">
        <style:tab-stops/>
      </style:paragraph-properties>
      <style:text-properties style:font-name="Times New Roman" fo:font-size="11pt" style:font-size-asian="11pt" style:font-size-complex="11pt"/>
    </style:style>
    <style:style style:name="P34" style:parent-style-name="Textbody" style:family="paragraph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35" style:parent-style-name="Textbody" style:family="paragraph">
      <style:paragraph-properties fo:margin-left="0.4909in">
        <style:tab-stops/>
      </style:paragraph-properties>
      <style:text-properties style:font-name="Times New Roman" fo:font-size="11pt" style:font-size-asian="11pt" style:font-size-complex="11pt"/>
    </style:style>
    <style:style style:name="P36" style:parent-style-name="HorizontalLine" style:family="paragraph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37" style:parent-style-name="StrongEmphasis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38" style:parent-style-name="Textbody" style:family="paragraph">
      <style:paragraph-properties fo:margin-bottom="0in"/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39" style:parent-style-name="Textbody" style:family="paragraph">
      <style:paragraph-properties fo:margin-bottom="0in" fo:margin-left="0.4909in">
        <style:tab-stops/>
      </style:paragraph-properties>
      <style:text-properties style:font-name="Times New Roman" fo:font-size="11pt" style:font-size-asian="11pt" style:font-size-complex="11pt" fo:language="en" fo:country="US"/>
    </style:style>
    <style:style style:name="P40" style:parent-style-name="Textbody" style:family="paragraph">
      <style:paragraph-properties fo:margin-bottom="0in" fo:margin-left="0.4909in">
        <style:tab-stops/>
      </style:paragraph-properties>
      <style:text-properties style:font-name="Times New Roman" fo:font-size="11pt" style:font-size-asian="11pt" style:font-size-complex="11pt" fo:language="en" fo:country="US"/>
    </style:style>
    <style:style style:name="P41" style:parent-style-name="Textbody" style:family="paragraph">
      <style:paragraph-properties fo:margin-bottom="0in"/>
      <style:text-properties style:font-name="Times New Roman" fo:font-size="11pt" style:font-size-asian="11pt" style:font-size-complex="11pt" fo:language="en" fo:country="US"/>
    </style:style>
    <style:style style:name="P42" style:parent-style-name="Textbody" style:family="paragraph">
      <style:paragraph-properties fo:margin-bottom="0in"/>
      <style:text-properties style:font-name="Times New Roman" fo:font-size="11pt" style:font-size-asian="11pt" style:font-size-complex="11pt" fo:language="en" fo:country="US"/>
    </style:style>
    <style:style style:name="P43" style:parent-style-name="Textbody" style:family="paragraph">
      <style:paragraph-properties fo:margin-bottom="0in"/>
      <style:text-properties style:font-name="Times New Roman" fo:font-size="11pt" style:font-size-asian="11pt" style:font-size-complex="11pt" fo:language="en" fo:country="US"/>
    </style:style>
    <style:style style:name="P44" style:parent-style-name="Textbody" style:family="paragraph">
      <style:paragraph-properties fo:margin-bottom="0in"/>
      <style:text-properties style:font-name="Times New Roman" fo:font-size="11pt" style:font-size-asian="11pt" style:font-size-complex="11pt" fo:language="en" fo:country="US"/>
    </style:style>
    <style:style style:name="P45" style:parent-style-name="Textbody" style:family="paragraph">
      <style:paragraph-properties fo:margin-bottom="0in"/>
      <style:text-properties style:font-name="Times New Roman" fo:font-size="11pt" style:font-size-asian="11pt" style:font-size-complex="11pt" fo:language="en" fo:country="US"/>
    </style:style>
    <style:style style:name="P46" style:parent-style-name="Textbody" style:family="paragraph">
      <style:paragraph-properties fo:margin-bottom="0in" fo:margin-left="0.4909in">
        <style:tab-stops/>
      </style:paragraph-properties>
      <style:text-properties style:font-name="Times New Roman" fo:font-size="11pt" style:font-size-asian="11pt" style:font-size-complex="11pt" fo:language="en" fo:country="US"/>
    </style:style>
    <style:style style:name="P47" style:parent-style-name="Textbody" style:family="paragraph">
      <style:paragraph-properties fo:margin-bottom="0in"/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48" style:parent-style-name="Textbody" style:family="paragraph">
      <style:paragraph-properties fo:margin-bottom="0in"/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49" style:parent-style-name="Textbody" style:family="paragraph">
      <style:paragraph-properties fo:margin-bottom="0in" fo:margin-left="0.4909in">
        <style:tab-stops/>
      </style:paragraph-properties>
      <style:text-properties style:font-name="Times New Roman" fo:font-size="11pt" style:font-size-asian="11pt" style:font-size-complex="11pt" fo:language="en" fo:country="US"/>
    </style:style>
    <style:style style:name="P50" style:parent-style-name="Textbody" style:family="paragraph">
      <style:paragraph-properties fo:margin-bottom="0in"/>
      <style:text-properties style:font-name="Times New Roman" fo:font-size="11pt" style:font-size-asian="11pt" style:font-size-complex="11pt" fo:language="en" fo:country="US"/>
    </style:style>
    <style:style style:name="P51" style:parent-style-name="Textbody" style:family="paragraph">
      <style:paragraph-properties fo:margin-bottom="0in"/>
      <style:text-properties style:font-name="Times New Roman" fo:font-size="11pt" style:font-size-asian="11pt" style:font-size-complex="11pt" fo:language="en" fo:country="US"/>
    </style:style>
    <style:style style:name="P52" style:parent-style-name="Textbody" style:family="paragraph">
      <style:paragraph-properties fo:margin-bottom="0in"/>
      <style:text-properties style:font-name="Times New Roman" fo:font-size="11pt" style:font-size-asian="11pt" style:font-size-complex="11pt" fo:language="en" fo:country="US"/>
    </style:style>
    <style:style style:name="P53" style:parent-style-name="Textbody" style:family="paragraph">
      <style:paragraph-properties fo:margin-bottom="0in" fo:margin-left="0.4909in">
        <style:tab-stops/>
      </style:paragraph-properties>
      <style:text-properties style:font-name="Times New Roman" fo:font-size="11pt" style:font-size-asian="11pt" style:font-size-complex="11pt" fo:language="en" fo:country="US"/>
    </style:style>
    <style:style style:name="P54" style:parent-style-name="Textbody" style:family="paragraph">
      <style:paragraph-properties fo:margin-bottom="0in" fo:margin-left="0.4909in">
        <style:tab-stops/>
      </style:paragraph-properties>
      <style:text-properties style:font-name="Times New Roman" fo:font-size="11pt" style:font-size-asian="11pt" style:font-size-complex="11pt" fo:language="en" fo:country="US"/>
    </style:style>
    <style:style style:name="P55" style:parent-style-name="Textbody" style:family="paragraph">
      <style:paragraph-properties fo:margin-bottom="0in"/>
    </style:style>
    <style:style style:name="T56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57" style:parent-style-name="StrongEmphasis" style:family="text">
      <style:text-properties style:font-name="Times New Roman" fo:font-size="11pt" style:font-size-asian="11pt" style:font-size-complex="11pt"/>
    </style:style>
    <style:style style:name="T58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59" style:parent-style-name="StrongEmphasis" style:family="text">
      <style:text-properties style:font-name="Times New Roman" fo:font-size="11pt" style:font-size-asian="11pt" style:font-size-complex="11pt"/>
    </style:style>
    <style:style style:name="T60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61" style:parent-style-name="StrongEmphasis" style:family="text">
      <style:text-properties style:font-name="Times New Roman" fo:font-size="11pt" style:font-size-asian="11pt" style:font-size-complex="11pt"/>
    </style:style>
    <style:style style:name="T62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63" style:parent-style-name="Textbody" style:family="paragraph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64" style:parent-style-name="HorizontalLine" style:family="paragraph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65" style:parent-style-name="StrongEmphasis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66" style:parent-style-name="Textbody" style:family="paragraph">
      <style:paragraph-properties fo:margin-bottom="0in"/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67" style:parent-style-name="Textbody" style:family="paragraph">
      <style:paragraph-properties fo:margin-bottom="0in"/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68" style:parent-style-name="Textbody" style:family="paragraph">
      <style:paragraph-properties fo:margin-bottom="0in"/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69" style:parent-style-name="Textbody" style:family="paragraph">
      <style:paragraph-properties fo:margin-bottom="0in"/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70" style:parent-style-name="Textbody" style:family="paragraph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71" style:parent-style-name="HorizontalLine" style:family="paragraph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72" style:parent-style-name="StrongEmphasis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73" style:parent-style-name="Textbody" style:family="paragraph">
      <style:paragraph-properties fo:margin-bottom="0in"/>
    </style:style>
    <style:style style:name="T74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75" style:parent-style-name="SourceTex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76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77" style:parent-style-name="SourceTex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78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79" style:parent-style-name="SourceTex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80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81" style:parent-style-name="Textbody" style:family="paragraph">
      <style:paragraph-properties fo:margin-bottom="0in"/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82" style:parent-style-name="Textbody" style:family="paragraph"/>
    <style:style style:name="T83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84" style:parent-style-name="SourceTex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85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86" style:parent-style-name="SourceTex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87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88" style:parent-style-name="Textbody" style:family="paragraph">
      <style:paragraph-properties fo:text-align="center"/>
      <style:text-properties fo:font-weight="bold" style:font-weight-asian="bold" style:font-weight-complex="bold"/>
    </style:style>
  </office:automatic-styles>
  <office:body>
    <office:text text:use-soft-page-breaks="true">
      <text:h text:style-name="P1" text:outline-level="2"><text:span text:style-name="T2">Git and GitHub Practice Session</text:span></text:h>
      <text:h text:style-name="Heading3" text:outline-level="3"><text:span text:style-name="T3">1. Setup and Configuration</text:span></text:h>
      <text:list text:style-name="LFO1" text:continue-numbering="true">
        <text:list-item>
          <text:p text:style-name="P4">How can you verify the version of Git installed on your system?</text:p>
        </text:list-item>
      </text:list>
      <text:p text:style-name="P5">Open cmd</text:p>
      <text:p text:style-name="P6">git -v</text:p>
      <text:p text:style-name="P7">git version 2.47.0.windows.1</text:p>
      <text:p text:style-name="P8"/>
      <text:list text:style-name="LFO1" text:continue-numbering="true">
        <text:list-item>
          <text:p text:style-name="P9">Set your Git username and email globally. Write the commands you would use.</text:p>
        </text:list-item>
      </text:list>
      <text:p text:style-name="P10">git config --global user.name “Aman”</text:p>
      <text:p text:style-name="P11">git confug –global user.email “amankumarakk536@gmail.com”<text:s/></text:p>
      <text:list text:style-name="LFO1" text:continue-numbering="true">
        <text:list-item>
          <text:p text:style-name="P12">How do you display the current Git<text:s/>configuration settings?</text:p>
        </text:list-item>
      </text:list>
      <text:p text:style-name="P13">git config --list</text:p>
      <text:p text:style-name="P14">git config --global --list</text:p>
      <text:p text:style-name="P15"/>
      <text:h text:style-name="Heading3" text:outline-level="3"><text:span text:style-name="T16">2. Creating and Initializing Repositories</text:span></text:h>
      <text:list text:style-name="LFO2" text:continue-numbering="true">
        <text:list-item>
          <text:p text:style-name="P17"><text:span text:style-name="T18">Create a new Git repository in a folder named<text:s/></text:span><text:span text:style-name="T19">my_project</text:span><text:span text:style-name="T20">. Provide the steps.</text:span></text:p>
        </text:list-item>
        <text:list-item>
          <text:p text:style-name="P21">How do you initialize a Git repository in an existing directory? Write the command.</text:p>
        </text:list-item>
      </text:list>
      <text:p text:style-name="P22"/>
      <text:h text:style-name="Heading3" text:outline-level="3"><text:span text:style-name="T23">3. Basic Git Operations</text:span></text:h>
      <text:list text:style-name="LFO3" text:continue-numbering="true">
        <text:list-item>
          <text:p text:style-name="P24">Check the status of your Git repository. What command will you use?</text:p>
        </text:list-item>
      </text:list>
      <text:p text:style-name="P25">git status</text:p>
      <text:list text:style-name="LFO3" text:continue-numbering="true">
        <text:list-item>
          <text:p text:style-name="P26"><text:span text:style-name="T27">Add a file named<text:s/></text:span><text:span text:style-name="T28">index.html</text:span><text:span text:style-name="T29"><text:s/>to the staging area. Specify the command for this operation.</text:span></text:p>
        </text:list-item>
      </text:list>
      <text:p text:style-name="P30"><text:span text:style-name="T31">git add index.html</text:span></text:p>
      <text:list text:style-name="LFO3" text:continue-numbering="true">
        <text:list-item>
          <text:p text:style-name="P32">Commit your changes with the message "Initial commit." How do you do this?</text:p>
        </text:list-item>
      </text:list>
      <text:p text:style-name="P33">git commit -m “initial commit”</text:p>
      <text:list text:style-name="LFO3" text:continue-numbering="true">
        <text:list-item>
          <text:p text:style-name="P34">View the commit<text:s/>history of your repository. Which command will you use?</text:p>
        </text:list-item>
      </text:list>
      <text:p text:style-name="P35">git log</text:p>
      <text:p text:style-name="P36"/>
      <text:h text:style-name="Heading3" text:outline-level="3"><text:span text:style-name="T37">4. Understanding Git Concepts</text:span></text:h>
      <text:list text:style-name="LFO4" text:continue-numbering="true">
        <text:list-item>
          <text:p text:style-name="P38">What is Git, and why is it widely used in software development?</text:p>
        </text:list-item>
      </text:list>
      <text:p text:style-name="P39">Git is a distributed version control system designed to track changes in source code during software development.</text:p>
      <text:p text:style-name="P40">Why It's Widely Used:</text:p>
      <text:list text:style-name="LFO7" text:continue-numbering="true">
        <text:list-item>
          <text:p text:style-name="P41">Version Control: Helps developers maintain a history of changes, making it easier to revert or review code.</text:p>
        </text:list-item>
        <text:list-item>
          <text:p text:style-name="P42">Collaboration: Multiple developers can work on the same project without overwriting each other's changes.</text:p>
        </text:list-item>
        <text:list-item>
          <text:p text:style-name="P43">Branching and Merging: Enables feature development in isolated branches and merging back into the main project.</text:p>
        </text:list-item>
        <text:list-item>
          <text:p text:style-name="P44">Distributed: Every developer has a full copy of the repository, ensuring no single point of failure.</text:p>
        </text:list-item>
        <text:list-item>
          <text:p text:style-name="P45">Speed and Efficiency: Git handles large projects efficiently.</text:p>
        </text:list-item>
      </text:list>
      <text:p text:style-name="P46"/>
      <text:list text:style-name="LFO4" text:continue-numbering="true">
        <text:list-item>
          <text:p text:style-name="P47">Explain the difference between Git and GitHub.</text:p>
        </text:list-item>
        <text:list-item>
          <text:p text:style-name="P48">What is a Git repository? Provide a brief explanation.</text:p>
        </text:list-item>
      </text:list>
      <text:p text:style-name="P49">A Git repository is a directory that contains your project's files along with Git's metadata. It stores:</text:p>
      <text:list text:style-name="LFO8" text:continue-numbering="true">
        <text:list-item>
          <text:p text:style-name="P50">The full history of changes.</text:p>
        </text:list-item>
        <text:list-item>
          <text:p text:style-name="P51">Commit information.</text:p>
        </text:list-item>
        <text:list-item>
          <text:p text:style-name="P52">Branches and tags.</text:p>
        </text:list-item>
      </text:list>
      <text:p text:style-name="P53">Git repositories can be local (on your computer) or remote (hosted on platforms like GitHub, GitLab, etc.).</text:p>
      <text:p text:style-name="P54"/>
      <text:list text:style-name="LFO4" text:continue-numbering="true">
        <text:list-item>
          <text:p text:style-name="P55"><text:span text:style-name="T56">What are the stages in Git? Explain the<text:s/></text:span><text:span text:style-name="T57">working directory</text:span><text:span text:style-name="T58">,<text:s/></text:span><text:span text:style-name="T59">staging area</text:span><text:span text:style-name="T60">, and<text:s/></text:span><text:span text:style-name="T61">repository</text:span><text:span text:style-name="T62">.</text:span></text:p>
        </text:list-item>
        <text:list-item>
          <text:p text:style-name="P63">What is a commit, and why is it important in version control?</text:p>
        </text:list-item>
      </text:list>
      <text:p text:style-name="P64"/>
      <text:h text:style-name="Heading3" text:outline-level="3"><text:span text:style-name="T65">5. Branching and Collaboration</text:span></text:h>
      <text:list text:style-name="LFO5" text:continue-numbering="true">
        <text:list-item>
          <text:p text:style-name="P66">What is a branch in Git, and why is it useful?</text:p>
        </text:list-item>
        <text:list-item>
          <text:p text:style-name="P67">How do you create a new<text:s/>branch in Git? Write the command.</text:p>
        </text:list-item>
        <text:list-item>
          <text:p text:style-name="P68">What command do you use to switch between branches?</text:p>
        </text:list-item>
        <text:list-item>
          <text:p text:style-name="P69">What is merging in Git, and why is it performed?</text:p>
        </text:list-item>
        <text:list-item>
          <text:p text:style-name="P70">Describe what happens during a merge conflict. How would you resolve it?</text:p>
        </text:list-item>
      </text:list>
      <text:p text:style-name="P71"/>
      <text:h text:style-name="Heading3" text:outline-level="3"><text:span text:style-name="T72">Optional Advanced Practice</text:span></text:h>
      <text:list text:style-name="LFO6" text:continue-numbering="true">
        <text:list-item>
          <text:p text:style-name="P73"><text:span text:style-name="T74">Explore the difference between<text:s/></text:span><text:span text:style-name="T75">git add</text:span><text:span text:style-name="T76">,<text:s/></text:span><text:span text:style-name="T77">git commit</text:span><text:span text:style-name="T78">, and<text:s/></text:span><text:span text:style-name="T79">git push</text:span><text:span text:style-name="T80">. Provide examples.</text:span></text:p>
        </text:list-item>
        <text:list-item>
          <text:p text:style-name="P81">How would you resolve a situation where your teammate accidentally overwrites your changes in a shared repository?</text:p>
        </text:list-item>
        <text:list-item>
          <text:p text:style-name="P82"><text:span text:style-name="T83">What is the difference between<text:s/></text:span><text:span text:style-name="T84">git fetch</text:span><text:span text:style-name="T85"><text:s/>and<text:s/></text:span><text:span text:style-name="T86">git pull</text:span><text:span text:style-name="T87">?</text:span></text:p>
        </text:list-item>
      </text:list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number text:level="1" style:num-suffix="." style:num-format="1" text:start-value="4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">
      <text:list-level-style-number text:level="1" style:num-suffix="." style:num-format="1" text:start-value="6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number text:level="1" style:num-suffix="." style:num-format="1" text:start-value="10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5">
      <text:list-level-style-number text:level="1" style:num-suffix="." style:num-format="1" text:start-value="15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6">
      <text:list-level-style-number text:level="1" style:num-suffix="." style:num-format="1" text:start-value="20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Aman Kumar</meta:initial-creator>
    <dc:creator>AMAN KUMAR</dc:creator>
    <meta:creation-date>2025-01-20T17:55:00Z</meta:creation-date>
    <dc:date>2025-01-20T19:40:00Z</dc:date>
    <meta:template xlink:href="Normal.dotm" xlink:type="simple"/>
    <meta:editing-cycles>6</meta:editing-cycles>
    <meta:editing-duration>PT6660S</meta:editing-duration>
    <meta:document-statistic meta:page-count="1" meta:paragraph-count="5" meta:word-count="432" meta:character-count="2892" meta:row-count="20" meta:non-whitespace-character-count="2465"/>
  </office:meta>
</office:document-meta>
</file>